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automatic-styles>
    <style:style style:family="paragraph" style:list-style-name="WW8Num18" style:name="P1" style:parent-style-name="Standard"/>
    <style:style style:family="paragraph" style:list-style-name="WW8Num18" style:name="P2" style:parent-style-name="Standard">
      <style:text-properties fo:font-size="8pt" style:font-size-asian="8pt" style:font-size-complex="8pt"/>
    </style:style>
    <style:style style:family="paragraph" style:list-style-name="WW8Num7" style:name="P3" style:parent-style-name="Standard">
      <style:text-properties fo:font-size="8pt" style:font-size-asian="8pt" style:font-size-complex="8pt"/>
    </style:style>
    <style:style style:family="paragraph" style:list-style-name="WW8Num7" style:name="P4" style:parent-style-name="Standard"/>
    <style:style style:family="paragraph" style:name="P5" style:parent-style-name="Standard">
      <style:text-properties fo:font-size="9pt" style:font-size-asian="9pt" style:font-size-complex="9pt"/>
    </style:style>
    <style:style style:family="paragraph" style:name="P6" style:parent-style-name="Standard">
      <style:text-properties fo:font-weight="bold" style:font-weight-asian="bold" style:font-weight-complex="bold"/>
    </style:style>
    <style:style style:family="paragraph" style:name="P7" style:parent-style-name="Standard">
      <style:text-properties fo:country="US" fo:font-weight="bold" fo:language="en" style:country-asian="US" style:font-weight-asian="bold" style:font-weight-complex="bold" style:language-asian="en"/>
    </style:style>
    <style:style style:family="paragraph" style:master-page-name="Standard" style:name="P8" style:parent-style-name="Standard">
      <style:paragraph-properties fo:break-before="page" fo:orphans="0" fo:widows="0" style:page-number="auto"/>
    </style:style>
    <style:style style:family="paragraph" style:name="P9" style:parent-style-name="Footer">
      <style:paragraph-properties fo:text-align="center" style:justify-single-word="false"/>
    </style:style>
    <style:style style:family="paragraph" style:name="P10" style:parent-style-name="Header">
      <style:paragraph-properties fo:margin-left="0in" fo:margin-right="0.25in" fo:text-indent="0in" style:auto-text-indent="false"/>
    </style:style>
    <style:style style:family="paragraph" style:name="P11">
      <style:paragraph-properties fo:text-align="center" style:writing-mode="lr-tb"/>
    </style:style>
    <style:style style:family="text" style:name="T1">
      <style:text-properties fo:font-size="8pt" style:font-size-asian="8pt" style:font-size-complex="8pt"/>
    </style:style>
    <style:style style:family="text" style:name="T2">
      <style:text-properties fo:font-weight="bold" style:font-weight-asian="bold" style:font-weight-complex="bold"/>
    </style:style>
    <style:style style:family="text" style:name="T3">
      <style:text-properties fo:country="US" fo:font-weight="bold" fo:language="en" style:country-asian="US" style:font-weight-asian="bold" style:font-weight-complex="bold" style:language-asian="en"/>
    </style:style>
    <style:style style:family="text" style:name="T4">
      <style:text-properties fo:font-size="9pt" style:font-size-asian="9pt" style:font-size-complex="9pt"/>
    </style:style>
    <style:style style:family="text" style:name="T5">
      <style:text-properties fo:font-size="9pt" style:font-name="Wingdings 2" style:font-name-complex="Wingdings 2" style:font-size-asian="9pt" style:font-size-complex="9pt"/>
    </style:style>
    <style:style style:family="text" style:name="T6">
      <style:text-properties fo:font-size="7pt" style:font-size-asian="7pt" style:font-size-complex="7pt"/>
    </style:style>
    <style:style style:family="text" style:name="T7">
      <style:text-properties fo:font-size="7pt" style:font-name="Symbol" style:font-size-asian="7pt" style:font-size-complex="7pt"/>
    </style:style>
    <style:style style:family="text" style:name="T8"/>
    <style:style style:family="graphic" style:name="fr1" style:parent-style-name="Frame">
      <style:graphic-properties fo:background-color="#ffffff" fo:border="0.74pt solid #000000" fo:margin-left="0.1256in" fo:margin-right="0.1256in" fo:padding-bottom="0.05in" fo:padding-left="0.1in" fo:padding-right="0.1in" fo:padding-top="0.05in" style:background-transparency="0%" style:horizontal-pos="from-left" style:horizontal-rel="paragraph" style:number-wrapped-paragraphs="no-limit" style:vertical-pos="from-top" style:vertical-rel="paragraph" style:wrap="parallel">
        <style:background-image/>
      </style:graphic-properties>
    </style:style>
    <style:style style:family="graphic" style:name="fr2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fr3" style:parent-style-name="Frame">
      <style:graphic-properties draw:wrap-influence-on-position="once-successive" fo:background-color="#ffffff" style:background-transparency="100%" style:horizontal-pos="right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gr1">
      <style:graphic-properties draw:auto-grow-height="false" draw:fill="none" draw:fill-color="#ffffff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parallel" style:wrap-contour="true" style:wrap-contour-mode="outside" svg:stroke-color="#000000" svg:stroke-linecap="square" svg:stroke-width="0.0102in"/>
    </style:style>
    <style:style style:family="graphic" style:name="gr2">
      <style:graphic-properties draw:auto-grow-height="false" draw:fill="none" draw:fill-color="#ffffff" draw:stroke="solid" draw:stroke-linejoin="miter" draw:textarea-horizontal-align="left" draw:textarea-vertical-align="top" fo:margin-left="0.1256in" fo:margin-right="0.1256in" fo:padding-bottom="0.0902in" fo:padding-left="0.1736in" fo:padding-right="0.1736in" fo:padding-top="0.0902in" fo:wrap-option="wrap" style:horizontal-pos="from-left" style:horizontal-rel="paragraph" style:number-wrapped-paragraphs="no-limit" style:run-through="foreground" style:vertical-pos="from-top" style:vertical-rel="paragraph" style:wrap="parallel" style:wrap-contour="true" style:wrap-contour-mode="outside" svg:stroke-color="#000000" svg:stroke-linecap="square" svg:stroke-width="0.0311in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3">sf sdf, sf.</text:span><draw:frame draw:name="Frame1" draw:style-name="fr1" draw:z-index="3" svg:height="1.0098in" svg:width="2.1098in" svg:x="4.6953in" svg:y="-0.0047in" text:anchor-type="char"><draw:text-box><text:list text:style-name="WW8Num18" xml:id="list6266478215354380029"><text:list-item><text:p text:style-name="P1"><text:span text:style-name="T1">sdf personal information</text:span></text:p></text:list-item><text:list-item><text:p text:style-name="P2">sdfsdf</text:p></text:list-item><text:list-item><text:p text:style-name="P2">sdf</text:p></text:list-item></text:list><text:p text:style-name="Standard"><text:span text:style-name="T1"><text:tab/>sdf</text:span></text:p><text:list text:style-name="WW8Num7" xml:id="list2348644169114931870"><text:list-item><text:p text:style-name="P3">sdf</text:p></text:list-item><text:list-item><text:p text:style-name="P4"><text:span text:style-name="T1">sfsdf________________</text:span></text:p></text:list-item></text:list></draw:text-box></draw:frame></text:p>
      <text:p text:style-name="Standard"><text:span text:style-name="T2">sdf sf sf</text:span></text:p>
      <text:p text:style-name="Standard"/>
      <text:p text:style-name="Standard"/>
      <text:p text:style-name="P6"><draw:line draw:style-name="gr1" draw:text-style-name="P11" draw:z-index="5" svg:x1="0in" svg:x2="6.8in" svg:y1="0.8374in" svg:y2="0.8374in" text:anchor-type="char"><text:p/></draw:line><draw:frame draw:name="Frame2" draw:style-name="fr1" draw:z-index="4" svg:height="1.3098in" svg:width="6.8098in" svg:x="-0.0047in" svg:y="0.3327in" text:anchor-type="char"><draw:text-box><text:p text:style-name="Standard"><text:span text:style-name="T4">Last sdf<text:tab/><text:tab/><text:tab/>sf<text:tab/><text:tab/>sdf<text:tab/><text:tab/>sf</text:span></text:p><text:p text:style-name="Standard"/><text:p text:style-name="Standard"><text:tab/></text:p><text:p text:style-name="Standard"><text:span text:style-name="T4">sfsf<text:tab/><text:tab/><text:tab/>sdf<text:tab/><text:tab/><text:tab/>sdfsf<text:tab/><text:tab/><text:tab/>sdf<text:tab/><text:tab/>sdf</text:span></text:p><text:p text:style-name="P5"/><text:p text:style-name="P5"/><text:p text:style-name="Standard"><text:span text:style-name="T4">sdf <text:s text:c="7"/>/ <text:s text:c="4"/>/ <text:s text:c="9"/>sdf: <text:s text:c="3"/></text:span><text:span text:style-name="T5"></text:span><text:span text:style-name="T4">sdf <text:s/></text:span><text:span text:style-name="T5"></text:span><text:span text:style-name="T4">sdf <text:s text:c="4"/><text:tab/>sdf Status: <text:s/></text:span><text:span text:style-name="T5"></text:span><text:span text:style-name="T4">sdf <text:s text:c="2"/></text:span><text:span text:style-name="T5"></text:span><text:span text:style-name="T4">sdf <text:s text:c="2"/></text:span><text:span text:style-name="T5"></text:span><text:span text:style-name="T4">Date sf Hire: <text:s text:c="6"/>/ <text:s text:c="3"/>/ <text:s text:c="5"/></text:span></text:p></draw:text-box></draw:frame>Personal Information123456789</text:p>
      <text:p text:style-name="P7"><draw:line draw:style-name="gr2" draw:text-style-name="P11" draw:z-index="7" svg:x1="0in" svg:x2="6.8in" svg:y1="0.0126in" svg:y2="0.0126in" text:anchor-type="char"><text:p/></draw:line><draw:line draw:style-name="gr1" draw:text-style-name="P11" draw:z-index="6" svg:x1="0in" svg:x2="6.8in" svg:y1="-0.4874in" svg:y2="-0.4874in" text:anchor-type="char"><text:p/></draw:line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charset="x-symbol" style:font-pitch="variable" style:name="Wingdings" svg:font-family="Wingdings"/>
    <style:font-face style:font-charset="x-symbol" style:font-family-generic="roman" style:font-pitch="variable" style:name="Symbol" svg:font-family="Symbol"/>
    <style:font-face style:font-charset="x-symbol" style:font-family-generic="roman" style:font-pitch="variable" style:name="Wingdings 2" svg:font-family="'Wingdings 2'"/>
    <style:font-face style:font-family-generic="swiss" style:name="FreeSans1" svg:font-family="FreeSans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FreeSans" svg:font-family="FreeSans"/>
    <style:font-face style:font-family-generic="system" style:font-pitch="variable" style:name="WenQuanYi Zen Hei" svg:font-family="'WenQuanYi Zen Hei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US" fo:font-size="12pt" fo:language="en" style:country-asian="CN" style:country-complex="IN" style:font-size-asian="10.5pt" style:font-size-complex="12pt" style:language-asian="zh" style:language-complex="hi" style:use-window-font-color="true"/>
    </style:default-style>
    <style:default-style style:family="paragraph">
      <style:paragraph-properties fo:hyphenation-ladder-count="no-limit" style:line-break="strict" style:punctuation-wrap="hanging" style:tab-stop-distance="0.5in" style:text-autospace="ideograph-alpha" style:writing-mode="page"/>
      <style:text-properties fo:country="US" fo:font-size="12pt" fo:hyphenate="false" fo:hyphenation-push-char-count="2" fo:hyphenation-remain-char-count="2" fo:language="en" style:country-asian="CN" style:country-complex="IN" style:font-name="Liberation Serif" style:font-name-asian="WenQuanYi Zen Hei" style:font-name-complex="FreeSans" style:font-size-asian="10.5pt" style:font-size-complex="12pt" style:language-asian="zh" style:language-complex="hi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fo:orphans="2" fo:widows="2" style:writing-mode="lr-tb"/>
      <style:text-properties fo:country="US" fo:font-size="12pt" fo:language="en" style:country-complex="SA" style:font-name="Times New Roman" style:font-name-asian="Times New Roman" style:font-name-complex="Times New Roman" style:font-size-asian="12pt" style:font-size-complex="12pt" style:language-complex="ar" style:use-window-font-color="true"/>
    </style:style>
    <style:style style:class="text" style:family="paragraph" style:name="Heading" style:next-style-name="Text_20_body" style:parent-style-name="Standard">
      <style:paragraph-properties fo:keep-with-next="always" fo:margin-bottom="0.0835in" fo:margin-top="0.1665in" style:contextual-spacing="false"/>
      <style:text-properties fo:font-size="14pt" style:font-name="Liberation Sans" style:font-name-asian="WenQuanYi Zen Hei" style:font-name-complex="FreeSans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0835in" fo:margin-top="0in" style:contextual-spacing="false"/>
    </style:style>
    <style:style style:class="list" style:family="paragraph" style:name="List" style:parent-style-name="Text_20_body">
      <style:text-properties style:font-name-complex="FreeSans1" style:font-size-asian="12pt"/>
    </style:style>
    <style:style style:class="extra" style:family="paragraph" style:name="Caption" style:parent-style-name="Standard">
      <style:paragraph-properties fo:margin-bottom="0.0835in" fo:margin-top="0.0835in" style:contextual-spacing="false" text:line-number="0" text:number-lines="false"/>
      <style:text-properties fo:font-size="12pt" fo:font-style="italic" style:font-name-complex="FreeSans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FreeSans1" style:font-size-asian="12pt"/>
    </style:style>
    <style:style style:class="text" style:default-outline-level="1" style:display-name="Heading 1" style:family="paragraph" style:name="Heading_20_1" style:next-style-name="Standard" style:parent-style-name="Standard">
      <style:paragraph-properties fo:keep-with-next="always">
        <style:tab-stops>
          <style:tab-stop style:position="0.4374in"/>
          <style:tab-stop style:position="0.6874in"/>
          <style:tab-stop style:position="1.75in"/>
        </style:tab-stops>
      </style:paragraph-properties>
      <style:text-properties fo:font-size="10pt" fo:font-weight="bold" style:font-name="Arial" style:font-name-complex="Arial" style:font-size-asian="10pt" style:font-size-complex="10pt" style:font-weight-asian="bold" style:font-weight-complex="bold"/>
    </style:style>
    <style:style style:class="text" style:default-outline-level="2" style:display-name="Heading 2" style:family="paragraph" style:name="Heading_20_2" style:next-style-name="Standard" style:parent-style-name="Standard">
      <style:paragraph-properties fo:keep-with-next="always" fo:text-align="center" style:justify-single-word="false">
        <style:tab-stops>
          <style:tab-stop style:position="0.2752in"/>
        </style:tab-stops>
      </style:paragraph-properties>
      <style:text-properties fo:font-size="11pt" fo:font-weight="bold" style:font-name="Arial" style:font-name-complex="Arial" style:font-size-asian="11pt" style:font-size-complex="11pt" style:font-weight-asian="bold" style:font-weight-complex="bold" style:text-underline-color="font-color" style:text-underline-style="solid" style:text-underline-width="auto"/>
    </style:style>
    <style:style style:class="text" style:default-outline-level="3" style:display-name="Heading 3" style:family="paragraph" style:name="Heading_20_3" style:next-style-name="Standard" style:parent-style-name="Standard">
      <style:paragraph-properties fo:keep-with-next="always">
        <style:tab-stops>
          <style:tab-stop style:position="0.2752in"/>
        </style:tab-stops>
      </style:paragraph-properties>
      <style:text-properties fo:font-size="11pt" fo:font-style="italic" style:font-name="Arial" style:font-name-complex="Arial" style:font-size-asian="11pt" style:font-size-complex="11pt" style:font-style-asian="italic" style:font-style-complex="italic"/>
    </style:style>
    <style:style style:class="text" style:default-outline-level="4" style:display-name="Heading 4" style:family="paragraph" style:name="Heading_20_4" style:next-style-name="Standard" style:parent-style-name="Standard">
      <style:paragraph-properties fo:keep-with-next="always" fo:margin-left="0.3437in" fo:margin-right="0in" fo:text-align="center" fo:text-indent="0in" style:auto-text-indent="false" style:justify-single-word="false">
        <style:tab-stops>
          <style:tab-stop style:position="0.8752in"/>
        </style:tab-stops>
      </style:paragraph-properties>
      <style:text-properties fo:font-size="10pt" fo:font-style="italic" style:font-size-asian="10pt" style:font-size-complex="10pt" style:font-style-asian="italic" style:font-style-complex="italic"/>
    </style:style>
    <style:style style:class="text" style:default-outline-level="5" style:display-name="Heading 5" style:family="paragraph" style:name="Heading_20_5" style:next-style-name="Standard" style:parent-style-name="Standard">
      <style:paragraph-properties fo:keep-with-next="always" fo:margin-left="0.3437in" fo:margin-right="0in" fo:text-align="center" fo:text-indent="0in" style:auto-text-indent="false" style:justify-single-word="false">
        <style:tab-stops>
          <style:tab-stop style:position="0.8752in"/>
        </style:tab-stops>
      </style:paragraph-properties>
      <style:text-properties fo:font-size="10pt" fo:font-weight="bold" style:font-size-asian="10pt" style:font-size-complex="10pt" style:font-weight-asian="bold" style:font-weight-complex="bold"/>
    </style:style>
    <style:style style:class="text" style:default-outline-level="6" style:display-name="Heading 6" style:family="paragraph" style:name="Heading_20_6" style:next-style-name="Standard" style:parent-style-name="Standard">
      <style:paragraph-properties fo:keep-with-next="always" fo:text-align="center" style:justify-single-word="false">
        <style:tab-stops>
          <style:tab-stop style:position="0.2752in"/>
        </style:tab-stops>
      </style:paragraph-properties>
      <style:text-properties fo:font-size="10pt" fo:font-style="italic" style:font-size-asian="10pt" style:font-size-complex="10pt" style:font-style-asian="italic" style:font-style-complex="italic"/>
    </style:style>
    <style:style style:class="text" style:default-outline-level="7" style:display-name="Heading 7" style:family="paragraph" style:name="Heading_20_7" style:next-style-name="Standard" style:parent-style-name="Standard">
      <style:paragraph-properties fo:keep-with-next="always" fo:line-height="150%" fo:text-align="center" style:justify-single-word="false">
        <style:tab-stops>
          <style:tab-stop style:position="0.2752in"/>
        </style:tab-stops>
      </style:paragraph-properties>
      <style:text-properties fo:font-size="10pt" fo:font-weight="bold" style:font-size-asian="10pt" style:font-size-complex="10pt" style:font-weight-asian="bold" style:font-weight-complex="bold"/>
    </style:style>
    <style:style style:class="text" style:default-outline-level="9" style:display-name="Heading 9" style:family="paragraph" style:name="Heading_20_9" style:next-style-name="Standard" style:parent-style-name="Standard">
      <style:paragraph-properties fo:keep-with-next="always" fo:line-height="150%"/>
      <style:text-properties fo:font-size="10pt" fo:font-weight="bold" style:font-size-asian="10pt" style:font-size-complex="10pt" style:font-weight-asian="bold" style:font-weight-complex="bold" style:text-underline-color="font-color" style:text-underline-style="solid" style:text-underline-width="auto"/>
    </style:style>
    <style:style style:class="extra" style:family="paragraph" style:name="Footer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class="extra" style:family="paragraph" style:name="Header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name="Arial" style:font-name-complex="Arial" style:font-size-asian="10pt" style:font-size-complex="10pt"/>
    </style:style>
    <style:style style:family="paragraph" style:name="p16" style:parent-style-name="Standard">
      <style:paragraph-properties fo:margin-left="1in" fo:margin-right="0in" fo:orphans="0" fo:text-indent="0.3in" fo:widows="0" style:auto-text-indent="false" style:line-height-at-least="0.25in">
        <style:tab-stops>
          <style:tab-stop style:position="0.2917in"/>
        </style:tab-stops>
      </style:paragraph-properties>
    </style:style>
    <style:style style:family="paragraph" style:name="t15" style:parent-style-name="Standard">
      <style:paragraph-properties fo:orphans="0" fo:widows="0" style:line-height-at-least="0.1665in"/>
    </style:style>
    <style:style style:family="paragraph" style:name="p57" style:parent-style-name="Standard">
      <style:paragraph-properties fo:margin-left="1.4in" fo:margin-right="0in" fo:orphans="0" fo:text-indent="0.5in" fo:widows="0" style:auto-text-indent="false" style:line-height-at-least="0.1945in">
        <style:tab-stops>
          <style:tab-stop style:position="2.4307in"/>
          <style:tab-stop style:position="2.8752in"/>
        </style:tab-stops>
      </style:paragraph-properties>
    </style:style>
    <style:style style:class="text" style:display-name="Text body indent" style:family="paragraph" style:name="Text_20_body_20_indent" style:parent-style-name="Standard">
      <style:paragraph-properties fo:margin-left="0.5835in" fo:margin-right="0in" fo:orphans="0" fo:text-indent="0in" fo:widows="0" style:auto-text-indent="false">
        <style:tab-stops>
          <style:tab-stop style:position="0.0972in"/>
          <style:tab-stop style:position="0.5835in"/>
        </style:tab-stops>
      </style:paragraph-properties>
      <style:text-properties fo:font-size="9pt" style:font-name="Arial" style:font-name-complex="Arial" style:font-size-asian="9pt" style:font-size-complex="9pt"/>
    </style:style>
    <style:style style:display-name="Textkörper-Einzug 3" style:family="paragraph" style:name="Textkörper-Einzug_20_3" style:parent-style-name="Standard">
      <style:paragraph-properties fo:margin-left="0.5626in" fo:margin-right="0in" fo:orphans="0" fo:text-indent="0in" fo:widows="0" style:auto-text-indent="false"/>
      <style:text-properties fo:font-size="9pt" style:font-name="Arial" style:font-name-complex="Arial" style:font-size-asian="9pt" style:font-size-complex="9pt"/>
    </style:style>
    <style:style style:display-name="Textkörper-Einzug 2" style:family="paragraph" style:name="Textkörper-Einzug_20_2" style:parent-style-name="Standard">
      <style:paragraph-properties fo:margin-left="0.3126in" fo:margin-right="0in" fo:orphans="0" fo:text-align="justify" fo:text-indent="0in" fo:widows="0" style:auto-text-indent="false" style:justify-single-word="false">
        <style:tab-stops>
          <style:tab-stop style:position="0.0972in"/>
          <style:tab-stop style:position="0.3126in"/>
          <style:tab-stop style:position="0.972in"/>
          <style:tab-stop style:position="1.0693in"/>
        </style:tab-stops>
      </style:paragraph-properties>
      <style:text-properties fo:font-size="9pt" style:font-name="Arial" style:font-name-complex="Arial" style:font-size-asian="9pt" style:font-size-complex="9pt"/>
    </style:style>
    <style:style style:class="extra" style:display-name="Frame contents" style:family="paragraph" style:name="Frame_20_contents" style:parent-style-name="Text_20_body"/>
    <style:style style:family="text" style:name="WW8Num1z0">
      <style:text-properties fo:color="#000000" style:font-name="Symbol" style:font-name-complex="Symbol"/>
    </style:style>
    <style:style style:family="text" style:name="WW8Num2z0">
      <style:text-properties fo:color="#000000" style:font-name="Symbol" style:font-name-complex="Symbol"/>
    </style:style>
    <style:style style:family="text" style:name="WW8Num3zfalse"/>
    <style:style style:family="text" style:name="WW8Num4z0">
      <style:text-properties fo:font-weight="bold" style:font-weight-asian="bold" style:font-weight-complex="bold"/>
    </style:style>
    <style:style style:family="text" style:name="WW8Num5zfalse"/>
    <style:style style:family="text" style:name="WW8Num5ztrue"/>
    <style:style style:family="text" style:name="WW8Num6zfalse"/>
    <style:style style:family="text" style:name="WW8Num6ztrue"/>
    <style:style style:family="text" style:name="WW8Num7z0">
      <style:text-properties fo:font-size="8pt" style:font-name="Wingdings" style:font-name-complex="Wingdings" style:font-size-asian="8pt" style:font-size-complex="8pt"/>
    </style:style>
    <style:style style:family="text" style:name="WW8Num8zfalse"/>
    <style:style style:family="text" style:name="WW8Num9zfalse"/>
    <style:style style:family="text" style:name="WW8Num10z0">
      <style:text-properties fo:color="#000000" style:font-name="Symbol" style:font-name-complex="Symbol"/>
    </style:style>
    <style:style style:family="text" style:name="WW8Num11z0">
      <style:text-properties fo:font-weight="bold" style:font-weight-asian="bold" style:font-weight-complex="bold"/>
    </style:style>
    <style:style style:family="text" style:name="WW8Num12zfalse"/>
    <style:style style:family="text" style:name="WW8Num12ztrue"/>
    <style:style style:family="text" style:name="WW8Num13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4zfalse"/>
    <style:style style:family="text" style:name="WW8Num15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6zfalse"/>
    <style:style style:family="text" style:name="WW8Num17z0">
      <style:text-properties fo:font-size="10pt" fo:font-style="normal" fo:font-weight="bold" style:font-name="Arial" style:font-name-complex="Arial" style:font-size-asian="10pt" style:font-size-complex="10pt" style:font-style-asian="normal" style:font-style-complex="normal" style:font-weight-asian="bold" style:font-weight-complex="bold"/>
    </style:style>
    <style:style style:family="text" style:name="WW8Num18z0">
      <style:text-properties fo:font-size="8pt" style:font-name="Wingdings" style:font-name-complex="Wingdings" style:font-size-asian="8pt" style:font-size-complex="8pt"/>
    </style:style>
    <style:style style:family="text" style:name="WW8Num19zfalse"/>
    <style:style style:family="text" style:name="Absatz-Standardschriftart"/>
    <style:style style:display-name="Page Number" style:family="text" style:name="Page_20_Number" style:parent-style-name="Absatz-Standardschriftart"/>
    <style:style style:family="graphic" style:name="Frame">
      <style:graphic-properties style:horizontal-pos="center" style:horizontal-rel="paragraph-content" style:number-wrapped-paragraphs="no-limit" style:vertical-pos="top" style:vertical-rel="paragraph-content" style:wrap="parallel" style:wrap-contour="false" svg:x="0in" svg:y="0in" text:anchor-type="paragraph"/>
    </style:style>
    <style:style style:family="graphic" style:name="Graphics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style:style style:family="graphic" style:name="OLE">
      <style:graphic-properties style:horizontal-pos="center" style:horizontal-rel="paragraph" style:number-wrapped-paragraphs="no-limit" style:vertical-pos="top" style:vertical-rel="paragraph" style:wrap="dynamic" style:wrap-contour="false" svg:x="0in" svg:y="0in" text:anchor-type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3in" fo:text-indent="-0.3in" text:label-followed-by="listtab" text:list-tab-stop-position="0.3in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0.4in" fo:text-indent="-0.4in" text:label-followed-by="listtab" text:list-tab-stop-position="0.4in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0.5in" fo:text-indent="-0.5in" text:label-followed-by="listtab" text:list-tab-stop-position="0.5in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0.6in" fo:text-indent="-0.6in" text:label-followed-by="listtab" text:list-tab-stop-position="0.6in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0.7in" fo:text-indent="-0.7in" text:label-followed-by="listtab" text:list-tab-stop-position="0.7in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0.8in" fo:text-indent="-0.8in" text:label-followed-by="listtab" text:list-tab-stop-position="0.8in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0.9in" fo:text-indent="-0.9in" text:label-followed-by="listtab" text:list-tab-stop-position="0.9in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1in" fo:text-indent="-1in" text:label-followed-by="listtab" text:list-tab-stop-position="1in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1.1in" fo:text-indent="-1.1in" text:label-followed-by="listtab" text:list-tab-stop-position="1.1in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1.2in" fo:text-indent="-1.2in" text:label-followed-by="listtab" text:list-tab-stop-position="1.2in"/>
        </style:list-level-properties>
      </text:outline-level-style>
    </text:outline-style>
    <text:list-style style:name="WW8Num1" text:consecutive-numbering="true">
      <text:list-level-style-bullet style:num-suffix="." text:bullet-char="" text:level="1" text:style-name="WW8Num1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2" text:consecutive-numbering="true">
      <text:list-level-style-bullet style:num-suffix="." text:bullet-char="" text:level="1" text:style-name="WW8Num2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3" text:consecutive-numbering="true">
      <text:list-level-style-number style:num-format="1" style:num-suffix=")" text:level="1" text:style-name="WW8Num3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4">
      <text:list-level-style-number style:num-format="1" text:level="1" text:start-value="7" text:style-name="WW8Num4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text:display-levels="2" text:level="2" text:start-value="2" text:style-name="WW8Num4z0">
        <style:list-level-properties text:list-level-position-and-space-mode="label-alignment">
          <style:list-level-label-alignment fo:margin-left="0.5626in" fo:text-indent="-0.25in" text:label-followed-by="listtab" text:list-tab-stop-position="0.5626in"/>
        </style:list-level-properties>
      </text:list-level-style-number>
      <text:list-level-style-number style:num-format="1" text:display-levels="3" text:level="3" text:style-name="WW8Num4z0">
        <style:list-level-properties text:list-level-position-and-space-mode="label-alignment">
          <style:list-level-label-alignment fo:margin-left="1.1252in" fo:text-indent="-0.5in" text:label-followed-by="listtab" text:list-tab-stop-position="1.1252in"/>
        </style:list-level-properties>
      </text:list-level-style-number>
      <text:list-level-style-number style:num-format="1" text:display-levels="4" text:level="4" text:style-name="WW8Num4z0">
        <style:list-level-properties text:list-level-position-and-space-mode="label-alignment">
          <style:list-level-label-alignment fo:margin-left="1.4374in" fo:text-indent="-0.5in" text:label-followed-by="listtab" text:list-tab-stop-position="1.4374in"/>
        </style:list-level-properties>
      </text:list-level-style-number>
      <text:list-level-style-number style:num-format="1" text:display-levels="5" text:level="5" text:style-name="WW8Num4z0">
        <style:list-level-properties text:list-level-position-and-space-mode="label-alignment">
          <style:list-level-label-alignment fo:margin-left="1.75in" fo:text-indent="-0.5in" text:label-followed-by="listtab" text:list-tab-stop-position="1.75in"/>
        </style:list-level-properties>
      </text:list-level-style-number>
      <text:list-level-style-number style:num-format="1" text:display-levels="6" text:level="6" text:style-name="WW8Num4z0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4z0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4z0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4z0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5">
      <text:list-level-style-number style:num-format="1" text:level="1" text:start-value="4" text:style-name="WW8Num5zfalse">
        <style:list-level-properties text:list-level-position-and-space-mode="label-alignment">
          <style:list-level-label-alignment fo:margin-left="0.5835in" fo:text-indent="-0.5835in" text:label-followed-by="listtab" text:list-tab-stop-position="0.5835in"/>
        </style:list-level-properties>
      </text:list-level-style-number>
      <text:list-level-style-number style:num-format="1" text:display-levels="2" text:level="2" text:style-name="WW8Num5ztrue">
        <style:list-level-properties text:list-level-position-and-space-mode="label-alignment">
          <style:list-level-label-alignment fo:margin-left="0.8957in" fo:text-indent="-0.5835in" text:label-followed-by="listtab" text:list-tab-stop-position="0.8957in"/>
        </style:list-level-properties>
      </text:list-level-style-number>
      <text:list-level-style-number style:num-format="1" text:display-levels="3" text:level="3" text:style-name="WW8Num5ztrue">
        <style:list-level-properties text:list-level-position-and-space-mode="label-alignment">
          <style:list-level-label-alignment fo:margin-left="1.2083in" fo:text-indent="-0.5835in" text:label-followed-by="listtab" text:list-tab-stop-position="1.2083in"/>
        </style:list-level-properties>
      </text:list-level-style-number>
      <text:list-level-style-number style:num-format="1" text:display-levels="4" text:level="4" text:style-name="WW8Num5ztrue">
        <style:list-level-properties text:list-level-position-and-space-mode="label-alignment">
          <style:list-level-label-alignment fo:margin-left="1.5209in" fo:text-indent="-0.5835in" text:label-followed-by="listtab" text:list-tab-stop-position="1.5209in"/>
        </style:list-level-properties>
      </text:list-level-style-number>
      <text:list-level-style-number style:num-format="1" text:display-levels="5" text:level="5" text:style-name="WW8Num5ztrue">
        <style:list-level-properties text:list-level-position-and-space-mode="label-alignment">
          <style:list-level-label-alignment fo:margin-left="1.8335in" fo:text-indent="-0.5835in" text:label-followed-by="listtab" text:list-tab-stop-position="1.8335in"/>
        </style:list-level-properties>
      </text:list-level-style-number>
      <text:list-level-style-number style:num-format="1" text:display-levels="6" text:level="6" text:style-name="WW8Num5ztrue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5ztrue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5ztrue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5ztrue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6">
      <text:list-level-style-number style:num-format="1" text:level="1" text:start-value="4" text:style-name="WW8Num6zfalse">
        <style:list-level-properties text:list-level-position-and-space-mode="label-alignment">
          <style:list-level-label-alignment fo:margin-left="0.5835in" fo:text-indent="-0.5835in" text:label-followed-by="listtab" text:list-tab-stop-position="0.5835in"/>
        </style:list-level-properties>
      </text:list-level-style-number>
      <text:list-level-style-number style:num-format="1" text:display-levels="2" text:level="2" text:style-name="WW8Num6ztrue">
        <style:list-level-properties text:list-level-position-and-space-mode="label-alignment">
          <style:list-level-label-alignment fo:margin-left="0.8957in" fo:text-indent="-0.5835in" text:label-followed-by="listtab" text:list-tab-stop-position="0.8957in"/>
        </style:list-level-properties>
      </text:list-level-style-number>
      <text:list-level-style-number style:num-format="1" text:display-levels="3" text:level="3" text:style-name="WW8Num6ztrue">
        <style:list-level-properties text:list-level-position-and-space-mode="label-alignment">
          <style:list-level-label-alignment fo:margin-left="1.2083in" fo:text-indent="-0.5835in" text:label-followed-by="listtab" text:list-tab-stop-position="1.2083in"/>
        </style:list-level-properties>
      </text:list-level-style-number>
      <text:list-level-style-number style:num-format="1" text:display-levels="4" text:level="4" text:style-name="WW8Num6ztrue">
        <style:list-level-properties text:list-level-position-and-space-mode="label-alignment">
          <style:list-level-label-alignment fo:margin-left="1.5209in" fo:text-indent="-0.5835in" text:label-followed-by="listtab" text:list-tab-stop-position="1.5209in"/>
        </style:list-level-properties>
      </text:list-level-style-number>
      <text:list-level-style-number style:num-format="1" text:display-levels="5" text:level="5" text:style-name="WW8Num6ztrue">
        <style:list-level-properties text:list-level-position-and-space-mode="label-alignment">
          <style:list-level-label-alignment fo:margin-left="1.8335in" fo:text-indent="-0.5835in" text:label-followed-by="listtab" text:list-tab-stop-position="1.8335in"/>
        </style:list-level-properties>
      </text:list-level-style-number>
      <text:list-level-style-number style:num-format="1" text:display-levels="6" text:level="6" text:style-name="WW8Num6ztrue">
        <style:list-level-properties text:list-level-position-and-space-mode="label-alignment">
          <style:list-level-label-alignment fo:margin-left="2.3126in" fo:text-indent="-0.75in" text:label-followed-by="listtab" text:list-tab-stop-position="2.3126in"/>
        </style:list-level-properties>
      </text:list-level-style-number>
      <text:list-level-style-number style:num-format="1" text:display-levels="7" text:level="7" text:style-name="WW8Num6ztrue">
        <style:list-level-properties text:list-level-position-and-space-mode="label-alignment">
          <style:list-level-label-alignment fo:margin-left="2.6252in" fo:text-indent="-0.75in" text:label-followed-by="listtab" text:list-tab-stop-position="2.6252in"/>
        </style:list-level-properties>
      </text:list-level-style-number>
      <text:list-level-style-number style:num-format="1" text:display-levels="8" text:level="8" text:style-name="WW8Num6ztrue">
        <style:list-level-properties text:list-level-position-and-space-mode="label-alignment">
          <style:list-level-label-alignment fo:margin-left="3.1874in" fo:text-indent="-1in" text:label-followed-by="listtab" text:list-tab-stop-position="3.1874in"/>
        </style:list-level-properties>
      </text:list-level-style-number>
      <text:list-level-style-number style:num-format="1" text:display-levels="9" text:level="9" text:style-name="WW8Num6ztrue">
        <style:list-level-properties text:list-level-position-and-space-mode="label-alignment">
          <style:list-level-label-alignment fo:margin-left="3.5in" fo:text-indent="-1in" text:label-followed-by="listtab" text:list-tab-stop-position="3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7" text:consecutive-numbering="true">
      <text:list-level-style-bullet style:num-suffix="." text:bullet-char="" text:level="1" text:style-name="WW8Num7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Wingdings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8" text:consecutive-numbering="true">
      <text:list-level-style-number style:num-format="A" style:num-letter-sync="true" style:num-suffix="." text:level="1" text:style-name="WW8Num8zfalse">
        <style:list-level-properties text:list-level-position-and-space-mode="label-alignment">
          <style:list-level-label-alignment fo:margin-left="0.4374in" fo:text-indent="-0.25in" text:label-followed-by="listtab" text:list-tab-stop-position="0.4374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9" text:consecutive-numbering="true">
      <text:list-level-style-number style:num-format="A" style:num-letter-sync="true" style:num-suffix="." text:level="1" text:style-name="WW8Num9zfalse">
        <style:list-level-properties text:list-level-position-and-space-mode="label-alignment">
          <style:list-level-label-alignment fo:margin-left="0.4165in" fo:text-indent="-0.25in" text:label-followed-by="listtab" text:list-tab-stop-position="0.416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0" text:consecutive-numbering="true">
      <text:list-level-style-bullet style:num-suffix="." text:bullet-char="" text:level="1" text:style-name="WW8Num10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Symbol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1">
      <text:list-level-style-number style:num-format="1" text:level="1" text:start-value="2" text:style-name="WW8Num11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text:display-levels="2" text:level="2" text:style-name="WW8Num11z0">
        <style:list-level-properties text:list-level-position-and-space-mode="label-alignment">
          <style:list-level-label-alignment fo:margin-left="0.4165in" fo:text-indent="-0.25in" text:label-followed-by="listtab" text:list-tab-stop-position="0.4165in"/>
        </style:list-level-properties>
      </text:list-level-style-number>
      <text:list-level-style-number style:num-format="1" text:display-levels="3" text:level="3" text:style-name="WW8Num11z0">
        <style:list-level-properties text:list-level-position-and-space-mode="label-alignment">
          <style:list-level-label-alignment fo:margin-left="0.8335in" fo:text-indent="-0.5in" text:label-followed-by="listtab" text:list-tab-stop-position="0.8335in"/>
        </style:list-level-properties>
      </text:list-level-style-number>
      <text:list-level-style-number style:num-format="1" text:display-levels="4" text:level="4" text:style-name="WW8Num11z0">
        <style:list-level-properties text:list-level-position-and-space-mode="label-alignment">
          <style:list-level-label-alignment fo:margin-left="1in" fo:text-indent="-0.5in" text:label-followed-by="listtab" text:list-tab-stop-position="1in"/>
        </style:list-level-properties>
      </text:list-level-style-number>
      <text:list-level-style-number style:num-format="1" text:display-levels="5" text:level="5" text:style-name="WW8Num11z0">
        <style:list-level-properties text:list-level-position-and-space-mode="label-alignment">
          <style:list-level-label-alignment fo:margin-left="1.1665in" fo:text-indent="-0.5in" text:label-followed-by="listtab" text:list-tab-stop-position="1.1665in"/>
        </style:list-level-properties>
      </text:list-level-style-number>
      <text:list-level-style-number style:num-format="1" text:display-levels="6" text:level="6" text:style-name="WW8Num11z0">
        <style:list-level-properties text:list-level-position-and-space-mode="label-alignment">
          <style:list-level-label-alignment fo:margin-left="1.5835in" fo:text-indent="-0.75in" text:label-followed-by="listtab" text:list-tab-stop-position="1.5835in"/>
        </style:list-level-properties>
      </text:list-level-style-number>
      <text:list-level-style-number style:num-format="1" text:display-levels="7" text:level="7" text:style-name="WW8Num11z0">
        <style:list-level-properties text:list-level-position-and-space-mode="label-alignment">
          <style:list-level-label-alignment fo:margin-left="1.75in" fo:text-indent="-0.75in" text:label-followed-by="listtab" text:list-tab-stop-position="1.75in"/>
        </style:list-level-properties>
      </text:list-level-style-number>
      <text:list-level-style-number style:num-format="1" text:display-levels="8" text:level="8" text:style-name="WW8Num11z0">
        <style:list-level-properties text:list-level-position-and-space-mode="label-alignment">
          <style:list-level-label-alignment fo:margin-left="2.1665in" fo:text-indent="-1in" text:label-followed-by="listtab" text:list-tab-stop-position="2.1665in"/>
        </style:list-level-properties>
      </text:list-level-style-number>
      <text:list-level-style-number style:num-format="1" text:display-levels="9" text:level="9" text:style-name="WW8Num11z0">
        <style:list-level-properties text:list-level-position-and-space-mode="label-alignment">
          <style:list-level-label-alignment fo:margin-left="2.3335in" fo:text-indent="-1in" text:label-followed-by="listtab" text:list-tab-stop-position="2.333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2">
      <text:list-level-style-number style:num-format="1" text:level="1" text:style-name="WW8Num12zfalse">
        <style:list-level-properties text:list-level-position-and-space-mode="label-alignment">
          <style:list-level-label-alignment fo:margin-left="0.2709in" fo:text-indent="-0.2709in" text:label-followed-by="listtab" text:list-tab-stop-position="0.2709in"/>
        </style:list-level-properties>
      </text:list-level-style-number>
      <text:list-level-style-number style:num-format="1" text:display-levels="2" text:level="2" text:style-name="WW8Num12ztrue">
        <style:list-level-properties text:list-level-position-and-space-mode="label-alignment">
          <style:list-level-label-alignment fo:margin-left="0.8752in" fo:text-indent="-0.6043in" text:label-followed-by="listtab" text:list-tab-stop-position="0.8752in"/>
        </style:list-level-properties>
      </text:list-level-style-number>
      <text:list-level-style-number style:num-format="1" text:display-levels="3" text:level="3" text:style-name="WW8Num12ztrue">
        <style:list-level-properties text:list-level-position-and-space-mode="label-alignment">
          <style:list-level-label-alignment fo:margin-left="1.1457in" fo:text-indent="-0.6043in" text:label-followed-by="listtab" text:list-tab-stop-position="1.1457in"/>
        </style:list-level-properties>
      </text:list-level-style-number>
      <text:list-level-style-number style:num-format="1" text:display-levels="4" text:level="4" text:style-name="WW8Num12ztrue">
        <style:list-level-properties text:list-level-position-and-space-mode="label-alignment">
          <style:list-level-label-alignment fo:margin-left="1.4165in" fo:text-indent="-0.6043in" text:label-followed-by="listtab" text:list-tab-stop-position="1.4165in"/>
        </style:list-level-properties>
      </text:list-level-style-number>
      <text:list-level-style-number style:num-format="1" text:display-levels="5" text:level="5" text:style-name="WW8Num12ztrue">
        <style:list-level-properties text:list-level-position-and-space-mode="label-alignment">
          <style:list-level-label-alignment fo:margin-left="1.8335in" fo:text-indent="-0.75in" text:label-followed-by="listtab" text:list-tab-stop-position="1.8335in"/>
        </style:list-level-properties>
      </text:list-level-style-number>
      <text:list-level-style-number style:num-format="1" text:display-levels="6" text:level="6" text:style-name="WW8Num12ztrue">
        <style:list-level-properties text:list-level-position-and-space-mode="label-alignment">
          <style:list-level-label-alignment fo:margin-left="2.1043in" fo:text-indent="-0.75in" text:label-followed-by="listtab" text:list-tab-stop-position="2.1043in"/>
        </style:list-level-properties>
      </text:list-level-style-number>
      <text:list-level-style-number style:num-format="1" text:display-levels="7" text:level="7" text:style-name="WW8Num12ztrue">
        <style:list-level-properties text:list-level-position-and-space-mode="label-alignment">
          <style:list-level-label-alignment fo:margin-left="2.6252in" fo:text-indent="-1in" text:label-followed-by="listtab" text:list-tab-stop-position="2.6252in"/>
        </style:list-level-properties>
      </text:list-level-style-number>
      <text:list-level-style-number style:num-format="1" text:display-levels="8" text:level="8" text:style-name="WW8Num12ztrue">
        <style:list-level-properties text:list-level-position-and-space-mode="label-alignment">
          <style:list-level-label-alignment fo:margin-left="2.8957in" fo:text-indent="-1in" text:label-followed-by="listtab" text:list-tab-stop-position="2.8957in"/>
        </style:list-level-properties>
      </text:list-level-style-number>
      <text:list-level-style-number style:num-format="1" text:display-levels="9" text:level="9" text:style-name="WW8Num12ztrue">
        <style:list-level-properties text:list-level-position-and-space-mode="label-alignment">
          <style:list-level-label-alignment fo:margin-left="3.1665in" fo:text-indent="-1in" text:label-followed-by="listtab" text:list-tab-stop-position="3.166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3" text:consecutive-numbering="true">
      <text:list-level-style-number style:num-format="" style:num-prefix="6." text:level="1" text:start-value="3" text:style-name="WW8Num13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4" text:consecutive-numbering="true">
      <text:list-level-style-number style:num-format="1" style:num-suffix=")" text:level="1" text:style-name="WW8Num14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5" text:consecutive-numbering="true">
      <text:list-level-style-number style:num-format="" style:num-prefix="4." text:level="1" text:start-value="3" text:style-name="WW8Num15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6" text:consecutive-numbering="true">
      <text:list-level-style-number style:num-format="1" style:num-suffix=")" text:level="1" text:style-name="WW8Num16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7" text:consecutive-numbering="true">
      <text:list-level-style-number style:num-format="" style:num-prefix="5." text:level="1" text:start-value="3" text:style-name="WW8Num17z0">
        <style:list-level-properties text:list-level-position-and-space-mode="label-alignment">
          <style:list-level-label-alignment fo:margin-left="0.75in" fo:text-indent="-0.5in" text:label-followed-by="listtab" text:list-tab-stop-position="0.7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8" text:consecutive-numbering="true">
      <text:list-level-style-bullet style:num-suffix="." text:bullet-char="" text:level="1" text:style-name="WW8Num18z0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  <style:text-properties style:font-name="Wingdings"/>
      </text:list-level-style-bullet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list-style style:name="WW8Num19" text:consecutive-numbering="true">
      <text:list-level-style-number style:num-format="1" style:num-suffix=")" text:level="1" text:style-name="WW8Num19zfalse">
        <style:list-level-properties text:list-level-position-and-space-mode="label-alignment">
          <style:list-level-label-alignment fo:margin-left="0.25in" fo:text-indent="-0.25in" text:label-followed-by="listtab" text:list-tab-stop-position="0.25in"/>
        </style:list-level-properties>
      </text:list-level-style-number>
      <text:list-level-style-number style:num-format="1" style:num-suffix="." text:level="2">
        <style:list-level-properties text:list-level-position-and-space-mode="label-alignment">
          <style:list-level-label-alignment fo:margin-left="0.75in" fo:text-indent="-0.25in" text:label-followed-by="listtab" text:list-tab-stop-position="0.75in"/>
        </style:list-level-properties>
      </text:list-level-style-number>
      <text:list-level-style-number style:num-format="1" style:num-suffix="." text:level="3">
        <style:list-level-properties text:list-level-position-and-space-mode="label-alignment">
          <style:list-level-label-alignment fo:margin-left="1in" fo:text-indent="-0.25in" text:label-followed-by="listtab" text:list-tab-stop-position="1in"/>
        </style:list-level-properties>
      </text:list-level-style-number>
      <text:list-level-style-number style:num-format="1" style:num-suffix="." text:level="4">
        <style:list-level-properties text:list-level-position-and-space-mode="label-alignment">
          <style:list-level-label-alignment fo:margin-left="1.25in" fo:text-indent="-0.25in" text:label-followed-by="listtab" text:list-tab-stop-position="1.25in"/>
        </style:list-level-properties>
      </text:list-level-style-number>
      <text:list-level-style-number style:num-format="1" style:num-suffix="." text:level="5">
        <style:list-level-properties text:list-level-position-and-space-mode="label-alignment">
          <style:list-level-label-alignment fo:margin-left="1.5in" fo:text-indent="-0.25in" text:label-followed-by="listtab" text:list-tab-stop-position="1.5in"/>
        </style:list-level-properties>
      </text:list-level-style-number>
      <text:list-level-style-number style:num-format="1" style:num-suffix="." text:level="6">
        <style:list-level-properties text:list-level-position-and-space-mode="label-alignment">
          <style:list-level-label-alignment fo:margin-left="1.75in" fo:text-indent="-0.25in" text:label-followed-by="listtab" text:list-tab-stop-position="1.75in"/>
        </style:list-level-properties>
      </text:list-level-style-number>
      <text:list-level-style-number style:num-format="1" style:num-suffix="." text:level="7">
        <style:list-level-properties text:list-level-position-and-space-mode="label-alignment">
          <style:list-level-label-alignment fo:margin-left="2in" fo:text-indent="-0.25in" text:label-followed-by="listtab" text:list-tab-stop-position="2in"/>
        </style:list-level-properties>
      </text:list-level-style-number>
      <text:list-level-style-number style:num-format="1" style:num-suffix="." text:level="8">
        <style:list-level-properties text:list-level-position-and-space-mode="label-alignment">
          <style:list-level-label-alignment fo:margin-left="2.25in" fo:text-indent="-0.25in" text:label-followed-by="listtab" text:list-tab-stop-position="2.25in"/>
        </style:list-level-properties>
      </text:list-level-style-number>
      <text:list-level-style-number style:num-format="1" style:num-suffix="." text:level="9">
        <style:list-level-properties text:list-level-position-and-space-mode="label-alignment">
          <style:list-level-label-alignment fo:margin-left="2.5in" fo:text-indent="-0.25in" text:label-followed-by="listtab" text:list-tab-stop-position="2.5in"/>
        </style:list-level-properties>
      </text:list-level-style-number>
      <text:list-level-style-number style:num-format="1" style:num-suffix="." text:level="10">
        <style:list-level-properties text:list-level-position-and-space-mode="label-alignment">
          <style:list-level-label-alignment fo:margin-left="2.75in" fo:text-indent="-0.25in" text:label-followed-by="listtab" text:list-tab-stop-position="2.7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</office:styles>
  <office:automatic-styles>
    <style:style style:family="paragraph" style:name="MP1" style:parent-style-name="Header">
      <style:paragraph-properties fo:margin-left="0in" fo:margin-right="0.25in" fo:text-indent="0in" style:auto-text-indent="false"/>
    </style:style>
    <style:style style:family="paragraph" style:name="MP2" style:parent-style-name="Footer">
      <style:paragraph-properties fo:text-align="center" style:justify-single-word="false"/>
    </style:style>
    <style:style style:family="text" style:name="MT1"/>
    <style:style style:family="text" style:name="MT2">
      <style:text-properties fo:font-size="7pt" style:font-size-asian="7pt" style:font-size-complex="7pt"/>
    </style:style>
    <style:style style:family="text" style:name="MT3">
      <style:text-properties fo:font-size="7pt" style:font-name="Symbol" style:font-size-asian="7pt" style:font-size-complex="7pt"/>
    </style:style>
    <style:style style:family="graphic" style:name="Mfr1" style:parent-style-name="Frame">
      <style:graphic-properties draw:wrap-influence-on-position="once-successive" fo:background-color="#ffffff" style:background-transparency="100%" style:horizontal-pos="right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style style:family="graphic" style:name="Mfr2" style:parent-style-name="Frame">
      <style:graphic-properties draw:wrap-influence-on-position="once-successive" fo:background-color="#ffffff" style:background-transparency="100%" style:horizontal-pos="center" style:horizontal-rel="page-content" style:number-wrapped-paragraphs="1" style:vertical-pos="from-top" style:vertical-rel="paragraph" style:wrap="dynamic" style:writing-mode="lr-tb">
        <style:background-image/>
      </style:graphic-properties>
    </style:style>
    <style:page-layout style:name="Mpm1">
      <style:page-layout-properties fo:margin-bottom="0.5in" fo:margin-left="1in" fo:margin-right="0.7in" fo:margin-top="0.5in" fo:page-height="11in" fo:page-width="8.5in" style:footnote-max-height="0in" style:layout-grid-base-height="0.25in" style:layout-grid-base-width="0.1665in" style:layout-grid-color="#c0c0c0" style:layout-grid-display="false" style:layout-grid-lines="40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argin-bottom="0.461in" fo:min-height="0.5in" style:dynamic-spacing="true"/>
      </style:header-style>
      <style:footer-style>
        <style:header-footer-properties fo:margin-top="0.261in" fo:min-height="0.3in" style:dynamic-spacing="true"/>
      </style:footer-style>
    </style:page-layout>
    <style:page-layout style:name="Mpm2">
      <style:page-layout-properties fo:margin-bottom="0.8in" fo:margin-left="1in" fo:margin-right="0.7in" fo:margin-top="1in" fo:page-height="11in" fo:page-width="8.5in" style:footnote-max-height="0in" style:layout-grid-base-height="0.25in" style:layout-grid-base-width="0.1665in" style:layout-grid-color="#c0c0c0" style:layout-grid-display="false" style:layout-grid-lines="36" style:layout-grid-mode="none" style:layout-grid-print="false" style:layout-grid-ruby-below="false" style:layout-grid-ruby-height="0in" style:layout-grid-snap-to="true" style:layout-grid-snap-to-characters="true" style:num-format="1" style:print-orientation="portrait" style:writing-mode="lr-tb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  <style:style style:family="text" style:name="a33813b" style:parent-style-name="Page_20_Number">
      <style:text-properties fo:font-size="7pt" style:font-size-asian="7pt" style:font-size-complex="7pt"/>
    </style:style>
    <style:style style:family="text" style:name="ac6f728" style:parent-style-name="Page_20_Number">
      <style:text-properties fo:font-size="7pt" style:font-name="Symbol" style:font-size-asian="7pt" style:font-size-complex="7pt"/>
    </style:style>
    <style:style style:family="text" style:name="a2fa4eb" style:parent-style-name="Page_20_Number">
      <style:text-properties fo:font-size="7pt" style:font-size-asian="7pt" style:font-size-complex="7pt"/>
    </style:style>
  </office:automatic-styles>
  <office:master-styles>
    <style:master-page style:name="Standard" style:page-layout-name="Mpm1">
      <style:header>
        <text:p text:style-name="MP1"><draw:frame draw:name="Frame5" draw:style-name="Mfr1" draw:z-index="2" svg:y="0.0008in" text:anchor-type="paragraph"><draw:text-box fo:min-height="0.0228in" fo:min-width="0in"><text:p text:style-name="Header"/></draw:text-box></draw:frame></text:p>
      </style:header>
      <style:footer>
        <text:p text:style-name="Footer"><draw:frame draw:name="Frame3" draw:style-name="Mfr2" draw:z-index="0" svg:y="0.0008in" text:anchor-type="paragraph"><draw:text-box fo:min-height="0.0228in" fo:min-width="0in"><text:p text:style-name="Footer"><text:span text:style-name="Page_20_Number"><text:page-number text:select-page="current">1</text:page-number></text:span></text:p></draw:text-box></draw:frame><draw:frame draw:name="Frame4" draw:style-name="Mfr2" draw:z-index="1" svg:height="0.6339in" svg:y="-0.1417in" text:anchor-type="paragraph"><draw:text-box fo:min-width="0in"><text:p text:style-name="Footer"/><text:p text:style-name="Footer"><text:span text:style-name="a33813b">Revised 01/01/2005 - <text:s/></text:span><text:span text:style-name="ac6f728"></text:span><text:span text:style-name="a2fa4eb"> Copyright 2004. All Rights Reserved<text:tab/></text:span></text:p><text:p text:style-name="MP2"/><text:p text:style-name="MP2"/><text:p text:style-name="MP2"><text:span text:style-name="Page_20_Number"><text:tab/></text:span></text:p></draw:text-box></draw:frame></text:p>
      </style:footer>
    </style:master-page>
    <style:master-page style:display-name="First Page" style:name="First_20_Page" style:next-style-name="Standard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dc:title>EMPLOYER</dc:title>
    <meta:initial-creator>Gene Ennis</meta:initial-creator>
    <meta:creation-date>2013-09-12T11:05:00</meta:creation-date>
    <dc:creator>maikeh</dc:creator>
    <dc:date>2019-07-23T14:11:03</dc:date>
    <meta:editing-cycles>4</meta:editing-cycles>
    <meta:document-statistic meta:character-count="333" meta:image-count="0" meta:non-whitespace-character-count="231" meta:object-count="0" meta:page-count="1" meta:paragraph-count="16" meta:table-count="0" meta:word-count="62"/>
    <meta:generator>StarOffice/8$Win32 OpenOffice.org_project/680m18$Build-9161</meta:generator>
    <meta:user-defined meta:name="ActGenerated">1</meta:user-defined>
    <meta:user-defined meta:name="ActTemplateName">H:\Template\2005 Documents\01 POP 2005.ADT</meta:user-defined>
    <meta:user-defined meta:name="FilledActDocument">-1</meta:user-defined>
    <meta:editing-duration>PT0.241S</meta:editing-duration>
  </office:meta>
</office:document-meta>
</file>